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Helvetica" fo:background-color="#ffffff" style:font-name-complex="Helvetica1"/>
    </style:style>
    <style:style style:name="P2" style:family="paragraph" style:parent-style-name="Standard">
      <style:text-properties officeooo:rsid="00120a36" officeooo:paragraph-rsid="00120a36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222222" style:font-name="Helvetica" fo:background-color="#ffffff" loext:char-shading-value="0" style:font-name-complex="Helvetica1"/>
    </style:style>
    <style:style style:name="T2" style:family="text">
      <style:text-properties officeooo:rsid="00128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>Bibliografia entrevista semi-estruturada</text:p>
      <text:p text:style-name="Standard"/>
      <text:p text:style-name="Standard">As entrevistas semi-estruturadas combinam perguntas abertas e fechadas, onde o informante tem a possibilidade de discorrer sobre o tema proposto. O pesquisador deve seguir um conjunto de questões previamente definidas, mas ele o faz em um contexto muito semelhante ao de uma conversa informal. A principal vantagem da entrevista aberta e também da semi-estruturada é que essas duas técnicas quase sempre produzem uma melhor amostra da população de interesse.</text:p>
      <text:p text:style-name="Standard">Elas também são possibilitadoras de uma abertura e proximidade maior entre entrevistador e entrevistado, o que permite ao entrevistador <text:s/>tocar em assuntos mais complexos e delicados, ou seja, quanto menos estruturada a entrevista maior será o favorecimento de uma troca mais afetiva entre as duas partes.</text:p>
      <text:p text:style-name="Standard"/>
      <text:p text:style-name="Standard"><text:span text:style-name="T1">BONI, Valdete; QUARESMA, Sílvia Jurema. Aprendendo a entrevistar: como fazer entrevistas em Ciências Sociais. </text:span><text:span text:style-name="Strong"><text:span text:style-name="T1">Revista Eletrônica dos Pós-graduandos em Sociologia Política da UFSC</text:span></text:span><text:span text:style-name="T1">, [s.i], v. 2, n. 1, p.68-80, jan. 2005.</text:span></text:p>
      <text:p text:style-name="P1"/>
      <text:p text:style-name="P2">The semi-structured interviews combine open and closed-ended questions, which the interviewed is able to develop and talk about the proposed theme. The interviewer must follow a set of pre determined questions, however it should be done on a enviroment similar to a informal conversation. The main advantage of open interviews and semi-strutured interviews is that both quite ever produce the better samples.</text:p>
      <text:p text:style-name="P2">Semi-structed interviews <text:span text:style-name="T2">make possible</text:span> a <text:span text:style-name="T2">proximity between interviewed and interviewer, what </text:span><text:s/><text:span text:style-name="T2">allows to the interviewer ask about more delicated issues, as well. That means, how less strutured the interview is, better the exchange will be between both participants. (Boni, Quaresma, 200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augusto ferreira de castro</meta:initial-creator>
    <meta:editing-cycles>2</meta:editing-cycles>
    <meta:creation-date>2018-09-10T20:20:00</meta:creation-date>
    <dc:date>2019-10-10T14:11:53.541232251</dc:date>
    <meta:editing-duration>PT34M29S</meta:editing-duration>
    <meta:generator>LibreOffice/6.2.7.1$Linux_X86_64 LibreOffice_project/20$Build-1</meta:generator>
    <meta:document-statistic meta:table-count="0" meta:image-count="0" meta:object-count="0" meta:page-count="1" meta:paragraph-count="6" meta:word-count="252" meta:character-count="1716" meta:non-whitespace-character-count="14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